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3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AMON_Skills" table:style-name="ta1" table:print="false">
        <table:table-column table:style-name="co1" table:number-columns-repeated="2" table:default-cell-style-name="ce2"/>
        <table:table-row table:style-name="ro1">
          <table:table-cell table:style-name="ce1" office:value-type="string">
            <text:p>キャプション</text:p>
          </table:table-cell>
          <table:table-cell table:style-name="ce1" office:value-type="string">
            <text:p>ルビ</text:p>
          </table:table-cell>
        </table:table-row>
        <table:table-row table:style-name="ro2">
          <table:table-cell office:value-type="string">
            <text:p>波紋疾走</text:p>
          </table:table-cell>
          <table:table-cell table:style-name="Default" office:value-type="string">
            <text:p>オーバードライブ</text:p>
          </table:table-cell>
        </table:table-row>
        <table:table-row table:style-name="ro2">
          <table:table-cell office:value-type="string">
            <text:p>山吹色の波紋疾走</text:p>
          </table:table-cell>
          <table:table-cell office:value-type="string">
            <text:p>サンライトイエロー・オーバードライブ</text:p>
          </table:table-cell>
        </table:table-row>
        <table:table-row table:style-name="ro2">
          <table:table-cell office:value-type="string">
            <text:p>緋色の波紋疾走</text:p>
          </table:table-cell>
          <table:table-cell office:value-type="string">
            <text:p>スカーレット・オーバードライブ</text:p>
          </table:table-cell>
        </table:table-row>
        <table:table-row table:style-name="ro2">
          <table:table-cell office:value-type="string">
            <text:p>青緑波紋疾走</text:p>
          </table:table-cell>
          <table:table-cell office:value-type="string">
            <text:p>ターコイズブルー・オーバードライブ</text:p>
          </table:table-cell>
        </table:table-row>
        <table:table-row table:style-name="ro2">
          <table:table-cell office:value-type="string">
            <text:p>銀色の波紋疾走</text:p>
          </table:table-cell>
          <table:table-cell office:value-type="string">
            <text:p>メタルシルバー・オーバードライブ</text:p>
          </table:table-cell>
        </table:table-row>
        <table:table-row table:style-name="ro2">
          <table:table-cell office:value-type="string">
            <text:p>波紋乱渦疾走</text:p>
          </table:table-cell>
          <table:table-cell office:value-type="string">
            <text:p>トルネーディ・オーバードライブ</text:p>
          </table:table-cell>
        </table:table-row>
      </table:table>
      <table:table table:name="Vampire_Skils" table:style-name="ta1" table:print="false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キャプション</text:p>
          </table:table-cell>
          <table:table-cell table:style-name="ce1" office:value-type="string">
            <text:p>ルビ</text:p>
          </table:table-cell>
        </table:table-row>
        <table:table-row table:style-name="ro2">
          <table:table-cell office:value-type="string">
            <text:p>死髪舞剣</text:p>
          </table:table-cell>
          <table:table-cell table:style-name="ce2" office:value-type="string">
            <text:p>ダンス・マカブヘアー</text:p>
          </table:table-cell>
        </table:table-row>
        <table:table-row table:style-name="ro2">
          <table:table-cell office:value-type="string">
            <text:p>気化冷凍法</text:p>
          </table:table-cell>
          <table:table-cell office:value-type="string">
            <text:p>キカレイトウホウ</text:p>
          </table:table-cell>
        </table:table-row>
        <table:table-row table:style-name="ro1">
          <table:table-cell table:style-name="Default" office:value-type="string">
            <text:p>空裂眼刺驚</text:p>
          </table:table-cell>
          <table:table-cell office:value-type="string">
            <text:p>スペースリパー・スティンギーアイズ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2014/02/04</text:date>, <text:time>11:1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51S</meta:editing-duration>
    <meta:editing-cycles>8</meta:editing-cycles>
    <meta:generator>OpenOffice/4.0.1$Win32 OpenOffice.org_project/401m5$Build-9714</meta:generator>
    <dc:date>2014-02-04T11:13:18.81</dc:date>
    <dc:creator>Takenaka Hirohito</dc:creator>
    <meta:document-statistic meta:table-count="2" meta:cell-count="22" meta:object-count="0"/>
    <meta:user-defined meta:name="Info 1"/>
    <meta:user-defined meta:name="Info 2"/>
    <meta:user-defined meta:name="Info 3"/>
    <meta:user-defined meta:name="Info 4"/>
  </office:meta>
</office:document-meta>
</file>